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45.01pt"/>
    </style:style>
    <style:style style:name="co5" style:family="table-column">
      <style:table-column-properties fo:break-before="auto" style:column-width="99.04pt"/>
    </style:style>
    <style:style style:name="co6" style:family="table-column">
      <style:table-column-properties fo:break-before="auto" style:column-width="98.25pt"/>
    </style:style>
    <style:style style:name="co7" style:family="table-column">
      <style:table-column-properties fo:break-before="auto" style:column-width="81.3pt"/>
    </style:style>
    <style:style style:name="co8" style:family="table-column">
      <style:table-column-properties fo:break-before="auto" style:column-width="89.01pt"/>
    </style:style>
    <style:style style:name="co9" style:family="table-column">
      <style:table-column-properties fo:break-before="auto" style:column-width="55.8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er_slate_chart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row table:style-name="ro1">
          <table:table-cell/>
          <table:table-cell office:value-type="string" calcext:value-type="string">
            <text:p>Slate</text:p>
          </table:table-cell>
          <table:table-cell office:value-type="string" calcext:value-type="string">
            <text:p>Model Letter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eparation_Scheme</text:p>
          </table:table-cell>
          <table:table-cell office:value-type="string" calcext:value-type="string">
            <text:p>Mean Metric</text:p>
          </table:table-cell>
          <table:table-cell office:value-type="string" calcext:value-type="string">
            <text:p>Best Metric</text:p>
          </table:table-cell>
          <table:table-cell office:value-type="string" calcext:value-type="string">
            <text:p>Best Input Days</text:p>
          </table:table-cell>
          <table:table-cell office:value-type="string" calcext:value-type="string">
            <text:p>Best Output Days</text:p>
          </table:table-cell>
          <table:table-cell office:value-type="string" calcext:value-type="string">
            <text:p>Best Ba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509432668928712" calcext:value-type="float">
            <text:p>0.509432668928712</text:p>
          </table:table-cell>
          <table:table-cell office:value-type="float" office:value="0.73635211764872" calcext:value-type="float">
            <text:p>0.7363521176487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37744257182857" calcext:value-type="float">
            <text:p>0.237744257182857</text:p>
          </table:table-cell>
          <table:table-cell office:value-type="float" office:value="0.358870214591889" calcext:value-type="float">
            <text:p>0.35887021459188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81541994950883" calcext:value-type="float">
            <text:p>0.181541994950883</text:p>
          </table:table-cell>
          <table:table-cell office:value-type="float" office:value="0.270627058218831" calcext:value-type="float">
            <text:p>0.27062705821883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793645910188132" calcext:value-type="float">
            <text:p>0.793645910188132</text:p>
          </table:table-cell>
          <table:table-cell table:style-name="ce2" office:value-type="float" office:value="0.920148080117583" calcext:value-type="float">
            <text:p>0.920148080117583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68066306854247" calcext:value-type="float">
            <text:p>0.768066306854247</text:p>
          </table:table-cell>
          <table:table-cell office:value-type="float" office:value="0.855971895003214" calcext:value-type="float">
            <text:p>0.85597189500321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385134451375559" calcext:value-type="float">
            <text:p>0.385134451375559</text:p>
          </table:table-cell>
          <table:table-cell office:value-type="float" office:value="0.815494402003496" calcext:value-type="float">
            <text:p>0.815494402003496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4"/>
          <table:table-cell table:style-name="Default" table:formula="of:=MAX([.F2:.F7])" office:value-type="float" office:value="0.793645910188132" calcext:value-type="float">
            <text:p>0.793645910188132</text:p>
          </table:table-cell>
          <table:table-cell table:style-name="Default" table:formula="of:=MAX([.G2:.G7])" office:value-type="float" office:value="0.920148080117583" calcext:value-type="float">
            <text:p>0.920148080117583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1T16:41:13.476618180</dc:date>
    <meta:editing-duration>PT6M12S</meta:editing-duration>
    <meta:editing-cycles>1</meta:editing-cycles>
    <meta:document-statistic meta:table-count="1" meta:cell-count="71" meta:object-count="0"/>
    <meta:generator>LibreOffice/6.0.7.3$Linux_X86_64 LibreOffice_project/00m0$Build-3</meta:generator>
  </office:meta>
</office:document-meta>
</file>